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style:font-size-asian="10pt" style:font-size-complex="10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officeooo:paragraph-rsid="0018da68" style:font-size-asian="10pt" style:font-size-complex="10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bold" officeooo:paragraph-rsid="0018da68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orphans="2" fo:widows="2"/>
      <style:text-properties officeooo:paragraph-rsid="00152360"/>
    </style:style>
    <style:style style:name="P7" style:family="paragraph" style:parent-style-name="Preformatted_20_Text">
      <style:paragraph-properties fo:orphans="2" fo:widows="2"/>
      <style:text-properties officeooo:paragraph-rsid="0018da68"/>
    </style:style>
    <style:style style:name="P8" style:family="paragraph" style:parent-style-name="Preformatted_20_Text">
      <style:paragraph-properties fo:orphans="2" fo:widows="2"/>
      <style:text-properties officeooo:paragraph-rsid="0019a54f"/>
    </style:style>
    <style:style style:name="P9" style:family="paragraph" style:parent-style-name="Preformatted_20_Text">
      <style:paragraph-properties fo:orphans="2" fo:widows="2"/>
      <style:text-properties style:font-name="arial" fo:font-size="10pt" style:font-size-asian="10pt" style:font-size-complex="10pt"/>
    </style:style>
    <style:style style:name="P10" style:family="paragraph" style:parent-style-name="Preformatted_20_Text">
      <style:text-properties officeooo:paragraph-rsid="000a0968"/>
    </style:style>
    <style:style style:name="P1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rsid="000a0968" officeooo:paragraph-rsid="000a0968" style:font-size-asian="10pt" style:font-size-complex="10pt"/>
    </style:style>
    <style:style style:name="P14" style:family="paragraph" style:parent-style-name="Standard">
      <style:text-properties style:font-name="arial" fo:font-size="10pt" officeooo:rsid="000a0968" officeooo:paragraph-rsid="000a0968" style:font-size-asian="10pt" style:font-size-complex="10pt"/>
    </style:style>
    <style:style style:name="P15" style:family="paragraph" style:parent-style-name="Standard">
      <style:text-properties officeooo:paragraph-rsid="000a0968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font-name="arial" fo:font-size="10pt" fo:letter-spacing="normal" fo:font-style="normal" fo:font-weight="normal" officeooo:rsid="000a0968" style:font-size-asian="10pt" style:font-size-complex="10pt"/>
    </style:style>
    <style:style style:name="T3" style:family="text">
      <style:text-properties fo:font-variant="normal" fo:text-transform="none" fo:color="#000000" style:font-name="arial" fo:font-size="10pt" fo:letter-spacing="normal" fo:font-style="normal" fo:font-weight="normal" officeooo:rsid="000adbd6" style:font-size-asian="10pt" style:font-size-complex="10pt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officeooo:rsid="000cbd99" style:font-size-asian="10pt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0dc94" style:font-size-asian="10pt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bold" officeooo:rsid="0015236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bold" officeooo:rsid="0015fbc5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bold" officeooo:rsid="0019134b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arial" fo:font-size="10pt" fo:letter-spacing="normal" fo:font-style="normal" fo:font-weight="bold" officeooo:rsid="00194bc1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arial" fo:font-size="10pt" fo:letter-spacing="normal" fo:font-style="normal" fo:font-weight="bold" officeooo:rsid="001adb18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officeooo:rsid="001cca50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style:font-name="arial" fo:font-size="10pt" fo:letter-spacing="normal" fo:font-style="normal" fo:font-weight="bold" officeooo:rsid="0015fbc5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000000" style:font-name="arial" fo:font-size="10pt" fo:letter-spacing="normal" fo:font-style="normal" fo:font-weight="bold" officeooo:rsid="0019134b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arial" fo:font-size="10pt" fo:letter-spacing="normal" fo:font-style="normal" fo:font-weight="bold" officeooo:rsid="001cca50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officeooo:rsid="0010dc94"/>
    </style:style>
    <style:style style:name="T17" style:family="text">
      <style:text-properties officeooo:rsid="00152360"/>
    </style:style>
    <style:style style:name="T18" style:family="text">
      <style:text-properties officeooo:rsid="0015fbc5"/>
    </style:style>
    <style:style style:name="T19" style:family="text">
      <style:text-properties officeooo:rsid="0019134b"/>
    </style:style>
    <style:style style:name="T20" style:family="text">
      <style:text-properties officeooo:rsid="001adb18"/>
    </style:style>
    <style:style style:name="T21" style:family="text">
      <style:text-properties officeooo:rsid="001cca50"/>
    </style:style>
    <style:style style:name="T22" style:family="text">
      <style:text-properties officeooo:rsid="0020ea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2">#</text:span>1 Diversas partes de uma distribuiÃ§Ã£o Linux usam Shell Script, como:</text:p>
      <text:p text:style-name="P9"/>
      <text:p text:style-name="P1"><text:s text:c="8"/><text:span text:style-name="T1">a) Sistemas de empacotamento: scripts utilizados para criaÃ§Ã£o de pacotes;</text:span></text:p>
      <text:p text:style-name="P9"/>
      <text:p text:style-name="P1"><text:s text:c="8"/><text:span text:style-name="T1">b) Init systems: utilizam o shell script para controle dos serviÃ§os;</text:span></text:p>
      <text:p text:style-name="P9"/>
      <text:p text:style-name="P1"><text:s text:c="8"/><text:span text:style-name="T1">c) Grub: Os arquivos de boot sÃ£o Shell Script;</text:span></text:p>
      <text:p text:style-name="P9"/>
      <text:p text:style-name="P2">A lista Ã© bem extensa, esses foram apenas alguns exemplos.</text:p>
      <text:p text:style-name="P2"/>
      <text:p text:style-name="P2">#2 Um portfólio respeitado: Qualquer profissional que tenha a intenÃ§Ã£o de trabalhar com Linux, precisa ter um alto domÃnio sobre Shell Script. VocÃª pode atuar nas mais variadas Ã¡reas, mas vocÃª precisarÃ¡ interpretar Shells criados por outras pessoas e criar seus prÃ³prios Scripts. Existem vagas de emprego direcionadas para profissionais que tenham Shell no currÃculo.</text:p>
      <text:p text:style-name="P2"/>
      <text:p text:style-name="P9"/>
      <text:p text:style-name="P9"/>
      <text:p text:style-name="P2">#3 Alta valorizaÃ§Ã£o no mercado de trabalho: A demanda por profissionais que sejam aptos a atuar com as diversas tecnologias que surgiram, como Docker e OpenStack sÃ£o altas, porÃ©m eles tambÃ©m procuram pelos profissionais que conhecem Shell Script, vocÃª sabe porquÃª?</text:p>
      <text:p text:style-name="P9"/>
      <text:p text:style-name="P1"><text:s text:c="8"/><text:span text:style-name="T1">a) Docker: VocÃª utiliza Shell Script dentro do arquivo que realiza a definiÃ§Ã£o de um container;</text:span></text:p>
      <text:p text:style-name="P9"/>
      <text:p text:style-name="P1"><text:s text:c="8"/><text:span text:style-name="T1">B) OpenStack: VocÃª consegue executar o script do Shell ainda no primeiro boot da mÃ¡quina virtual;</text:span></text:p>
      <text:p text:style-name="P1"><text:span text:style-name="T1"/></text:p>
      <text:p text:style-name="P1"><text:span text:style-name="T1">#4 Salário dos sonhos: Pessoas capacitadas e que possuem a habilidade de trabalhar com Shell Script sÃ£o muito valorizadas no mercado, conseguem boas propostas de emprego e para elas nÃ£o faltam vagas.</text:span></text:p>
      <text:p text:style-name="P1"><text:span text:style-name="T1"/></text:p>
      <text:p text:style-name="P9"/>
      <text:p text:style-name="P2"/>
      <text:p text:style-name="P8"><text:span text:style-name="T6">#</text:span><text:span text:style-name="T11">5</text:span><text:span text:style-name="T6"> </text:span><text:span text:style-name="T15">Facilita o crescimento profissional</text:span><text:span text:style-name="T6">: Enquanto a demanda continua a crescer para o talento de scripts em shell, ainda existe uma escassez de profissionais experientes no mercado. Existem oportunidades ilimitadas de progressÃ£o na carreira para pessoas desenvolvedoras e administradoras de sistemas qualificados.</text:span></text:p>
      <text:p text:style-name="P9"/>
      <text:p text:style-name="P2"/>
      <text:p text:style-name="P6"><text:span text:style-name="T7">#</text:span><text:span text:style-name="T8">6</text:span><text:span text:style-name="T6"> </text:span><text:span text:style-name="T13">Mesmo com atualizações, o Shell Script continua o mesmo</text:span><text:span text:style-name="T6">: as tecnologias evoluÃ­ram bastante, o tempo passou, alguns conceitos de computaÃ§Ã£o sofreram alteraÃ§Ã£o, porÃ©m o Shell Script segue firme e forte.</text:span></text:p>
      <text:p text:style-name="P9"/>
      <text:p text:style-name="P9"/>
      <text:p text:style-name="P7"><text:span text:style-name="T10">#7</text:span><text:span text:style-name="T6"> </text:span><text:span text:style-name="T9">C</text:span><text:span text:style-name="T14">onhecendo </text:span><text:span text:style-name="T6"><text:s/></text:span><text:span text:style-name="T9">os modos </text:span><text:span text:style-name="T6">interativo</text:span><text:span text:style-name="T9">s do Shell Cript</text:span><text:span text:style-name="T6">: Existem dois modos que o Bash pode ser executado, em modo interativo (linha de comando) e no modo nÃ£o interativo (script). Existem diversas formas diferentes para executar uma mesma tarefa, e essa das partes mais fascinantes do Shell.</text:span></text:p>
      <text:p text:style-name="P5"/>
      <text:p text:style-name="P3"/>
      <text:p text:style-name="P4">#7 Shell Script tambÃ©m Ã© diversÃ£o: Pode soar estranho, mas Ã© divertido e prazeroso vocÃª ver uma tarefa que antes era executada manualmente, ser realizada pelo seu script, com sua a lÃ³gica e do seu jeito. VocÃª fica orgulhoso pela sua criaÃ§Ã£o e no momento em que estÃ¡ criando, vocÃª tambÃ©m estÃ¡ se divertindo.</text:p>
      <text:p text:style-name="P9"/>
      <text:p text:style-name="P12">#8 Crescimento salarial: Pessoas capacitadas e que possuem a habilidade de trabalhar com Shell Script sÃ£o muito valorizadas no mercado, conseguem boas propostas de emprego e para elas nÃ£o faltam vagas.</text:p>
      <text:p text:style-name="P14">#9 Ajuda do aprendizado para para outras linguagens de programação</text:p>
      <text:p text:style-name="P14"/>
      <text:p text:style-name="P13"><text:span text:style-name="T16">#10</text:span> Ser uma porta de entrada para os conhecimentos básicos de comando via terminal</text:p>
      <text:p text:style-name="P13"/>
      <text:p text:style-name="P15"><text:span text:style-name="T2">#</text:span><text:span text:style-name="T3">1</text:span><text:span text:style-name="T5">1</text:span><text:span text:style-name="T2"> </text:span><text:span text:style-name="T4">Shell Script é um excelente aprendizado para uso profissional do terminal Linux</text:span></text:p>
      <text:p text:style-name="P15"><text:span text:style-name="T4"/></text:p>
      <text:p text:style-name="P10"><text:soft-page-break/><text:span text:style-name="T4">#1</text:span><text:span text:style-name="T5">2</text:span><text:span text:style-name="T4"> Auxiliar no aprendizado de tecnologias e linguagens de programação</text:span></text:p>
      <text:p text:style-name="P1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27:05.711278833</meta:creation-date>
    <dc:date>2020-08-17T15:48:01.413823930</dc:date>
    <meta:editing-duration>PT20M48S</meta:editing-duration>
    <meta:editing-cycles>19</meta:editing-cycles>
    <meta:generator>LibreOffice/6.4.4.2$Linux_X86_64 LibreOffice_project/40$Build-2</meta:generator>
    <meta:document-statistic meta:table-count="0" meta:image-count="0" meta:object-count="0" meta:page-count="2" meta:paragraph-count="19" meta:word-count="468" meta:character-count="3037" meta:non-whitespace-character-count="2553"/>
  </office:meta>
</office:document-meta>
</file>